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1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cm"/>
    </style:style>
    <style:style style:name="gr22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5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6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8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9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1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cc6633" fo:font-size="18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GB" style:font-size-asian="14pt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text:span text:style-name="T7"><text:line-break/></text:span><text:span text:style-name="T7">Logback/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6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5cm" svg:x="12.2cm" svg:y="12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text:span text:style-name="T6"><text:line-break/></text:span><text:span text:style-name="T6"><text:tab/></text:span><text:span text:style-name="T6">SessionInformations, HeapHistogram,</text:span></text:p>
          <text:p text:style-name="P6"><text:span text:style-name="T6"><text:tab/></text:span><text:span text:style-name="T6">ProcessInformations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2.4cm" svg:x2="12cm" svg:y2="13.9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0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5cm" svg:y="9.5cm">
          <text:p text:style-name="P1"><text:span text:style-name="T11">org,jrobin</text:span></text:p>
        </draw:rect>
        <draw:rect draw:style-name="gr10" draw:text-style-name="P12" draw:id="id2" draw:layer="layout" svg:width="3.5cm" svg:height="1cm" svg:x="19.699cm" svg:y="7.861cm">
          <text:p text:style-name="P1"><text:span text:style-name="T11">javax.servlet</text:span></text:p>
        </draw:rect>
        <draw:frame draw:style-name="gr4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4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0" draw:text-style-name="P12" draw:id="id3" draw:layer="layout" svg:width="3.1cm" svg:height="1cm" svg:x="19.858cm" svg:y="9.5cm">
          <text:p text:style-name="P1"><text:span text:style-name="T11">java.sql</text:span></text:p>
        </draw:rect>
        <draw:connector draw:style-name="gr11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1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1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4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4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12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4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0" draw:text-style-name="P12" draw:id="id5" draw:layer="layout" svg:width="5.5cm" svg:height="1cm" svg:x="18.779cm" svg:y="11cm">
          <text:p text:style-name="P1"><text:span text:style-name="T11">java.lang.management</text:span></text:p>
        </draw:rect>
        <draw:frame draw:style-name="gr4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4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draw:id="id6" draw:layer="layout" svg:width="6.478cm" svg:height="1cm" svg:x="11.5cm" svg:y="9.5cm">
          <text:p text:style-name="P1"><text:span text:style-name="T10">net.bull.javamelody</text:span></text:p>
        </draw:rect>
        <draw:frame draw:style-name="gr4" draw:text-style-name="P3" draw:layer="layout" svg:width="3.093cm" svg:height="0.806cm" svg:x="10.5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8.926cm" svg:height="1.127cm" svg:x="0.4cm" svg:y="0.9cm">
          <draw:text-box>
            <text:p><text:span text:style-name="T9">3. Optional Dependencies</text:span></text:p>
          </draw:text-box>
        </draw:frame>
        <draw:rect draw:style-name="gr1" draw:text-style-name="P12" draw:id="id7" draw:layer="layout" svg:width="3.5cm" svg:height="1cm" svg:x="4.436cm" svg:y="2.647cm">
          <text:p text:style-name="P1"><text:span text:style-name="T11">itext</text:span></text:p>
        </draw:rect>
        <draw:rect draw:style-name="gr10" draw:text-style-name="P12" draw:id="id8" draw:layer="layout" svg:width="3.822cm" svg:height="0.92cm" svg:x="20.6cm" svg:y="9.58cm">
          <text:p text:style-name="P1"><text:span text:style-name="T11">javax.mail</text:span></text:p>
        </draw:rect>
        <draw:rect draw:style-name="gr10" draw:text-style-name="P12" draw:id="id9" draw:layer="layout" svg:width="3.1cm" svg:height="1cm" svg:x="21cm" svg:y="6.5cm">
          <text:p text:style-name="P1"><text:span text:style-name="T11">javax.sql</text:span></text:p>
        </draw:rect>
        <draw:connector draw:style-name="gr11" draw:text-style-name="P1" draw:layer="layout" draw:type="lines" draw:line-skew="0.501cm" svg:x1="11.5cm" svg:y1="10cm" svg:x2="7.936cm" svg:y2="3.147cm" draw:start-shape="id6" draw:start-glue-point="3" draw:end-shape="id7" draw:end-glue-point="1" svg:d="m11500 10000v0l-2963-6853h-601">
          <text:p/>
        </draw:connector>
        <draw:connector draw:style-name="gr11" draw:text-style-name="P1" draw:layer="layout" draw:type="lines" svg:x1="17.978cm" svg:y1="10cm" svg:x2="20.6cm" svg:y2="10.04cm" draw:start-shape="id6" draw:start-glue-point="1" draw:end-shape="id8" draw:end-glue-point="3" svg:d="m17978 10000h601l1520 40h501">
          <text:p/>
        </draw:connector>
        <draw:connector draw:style-name="gr11" draw:text-style-name="P1" draw:layer="layout" draw:type="lines" draw:line-skew="-0.579cm" svg:x1="17.978cm" svg:y1="10cm" svg:x2="21cm" svg:y2="7cm" draw:start-shape="id6" draw:start-glue-point="1" draw:end-shape="id9" draw:end-glue-point="3" svg:d="m17978 10000h22l2499-3000h501">
          <text:p/>
        </draw:connector>
        <draw:rect draw:style-name="gr1" draw:text-style-name="P12" draw:id="id10" draw:layer="layout" svg:width="3.5cm" svg:height="1cm" svg:x="4.352cm" svg:y="6.939cm">
          <text:p text:style-name="P1"><text:span text:style-name="T11">xstream</text:span></text:p>
        </draw:rect>
        <draw:connector draw:style-name="gr11" draw:text-style-name="P1" draw:layer="layout" draw:type="lines" draw:line-skew="0.501cm" svg:x1="11.5cm" svg:y1="10cm" svg:x2="7.852cm" svg:y2="7.439cm" draw:start-shape="id6" draw:end-shape="id10" draw:end-glue-point="1" svg:d="m11500 10000v0l-3047-2561h-601">
          <text:p/>
        </draw:connector>
        <draw:rect draw:style-name="gr1" draw:text-style-name="P12" draw:id="id11" draw:layer="layout" svg:width="3.5cm" svg:height="1cm" svg:x="4.385cm" svg:y="4.073cm">
          <text:p text:style-name="P1"><text:span text:style-name="T11">log4j</text:span></text:p>
        </draw:rect>
        <draw:connector draw:style-name="gr11" draw:text-style-name="P1" draw:layer="layout" draw:type="lines" draw:line-skew="0.501cm" svg:x1="11.5cm" svg:y1="10cm" svg:x2="7.885cm" svg:y2="4.573cm" draw:start-shape="id6" draw:start-glue-point="3" draw:end-shape="id11" draw:end-glue-point="1" svg:d="m11500 10000v0l-3014-5427h-601">
          <text:p/>
        </draw:connector>
        <draw:frame draw:style-name="gr4" draw:text-style-name="P3" draw:layer="layout" svg:width="3.093cm" svg:height="0.806cm" svg:x="16.4cm" svg:y="7.694cm">
          <draw:text-box>
            <text:p><text:span text:style-name="T3">depends on</text:span></text:p>
          </draw:text-box>
        </draw:frame>
        <draw:frame draw:style-name="gr4" draw:text-style-name="P15" draw:layer="layout" svg:width="11.987cm" svg:height="1.675cm" svg:x="16.013cm" svg:y="14.2cm">
          <draw:text-box>
            <text:p text:style-name="P1"><text:span text:style-name="T15">Provided </text:span><text:span text:style-name="T16">by platform : JavaSE &amp; JavaEE</text:span><text:span text:style-name="T16"><text:line-break/></text:span><text:span text:style-name="T16">(</text:span><text:span text:style-name="T17">java.* et javax.*</text:span><text:span text:style-name="T16">)</text:span></text:p>
          </draw:text-box>
        </draw:frame>
        <draw:rect draw:style-name="gr10" draw:text-style-name="P12" draw:id="id13" draw:layer="layout" svg:width="3.1cm" svg:height="1cm" svg:x="21cm" svg:y="8cm">
          <text:p text:style-name="P1"><text:span text:style-name="T11">javax.ejb</text:span></text:p>
        </draw:rect>
        <draw:rect draw:style-name="gr10" draw:text-style-name="P12" draw:id="id12" draw:layer="layout" svg:width="3.1cm" svg:height="1cm" svg:x="20.9cm" svg:y="11cm">
          <text:p text:style-name="P1"><text:span text:style-name="T11">javax.naming</text:span></text:p>
        </draw:rect>
        <draw:connector draw:style-name="gr11" draw:text-style-name="P1" draw:layer="layout" draw:type="lines" draw:line-skew="-0.578cm" svg:x1="17.978cm" svg:y1="10cm" svg:x2="20.9cm" svg:y2="11.5cm" draw:start-shape="id6" draw:start-glue-point="1" draw:end-shape="id12" draw:end-glue-point="3" svg:d="m17978 10000h23l2398 1500h501">
          <text:p/>
        </draw:connector>
        <draw:connector draw:style-name="gr11" draw:text-style-name="P1" draw:layer="layout" draw:type="lines" draw:line-skew="-0.579cm" svg:x1="17.978cm" svg:y1="10cm" svg:x2="21cm" svg:y2="8.5cm" draw:start-shape="id6" draw:start-glue-point="1" draw:end-shape="id13" draw:end-glue-point="3" svg:d="m17978 10000h22l2499-1500h501">
          <text:p/>
        </draw:connector>
        <draw:frame draw:style-name="gr4" draw:text-style-name="P3" draw:layer="layout" svg:width="3.381cm" svg:height="0.806cm" svg:x="24.453cm" svg:y="9.5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6.6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8.1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11.0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0.9cm" svg:y="4.1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0.683cm" svg:y="2.6cm">
          <draw:text-box>
            <text:p><text:span text:style-name="T11">(PDF, LGPL)</text:span></text:p>
          </draw:text-box>
        </draw:frame>
        <draw:frame draw:style-name="gr14" draw:text-style-name="P3" draw:layer="layout" svg:width="2.89cm" svg:height="0.979cm" svg:x="0.8cm" svg:y="6.9cm">
          <draw:text-box>
            <text:p><text:span text:style-name="T11">(xml, BSD)</text:span></text:p>
          </draw:text-box>
        </draw:frame>
        <draw:rect draw:style-name="gr10" draw:text-style-name="P12" draw:id="id14" draw:layer="layout" svg:width="3.889cm" svg:height="1cm" svg:x="20.5cm" svg:y="12.5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7.978cm" svg:y1="10cm" svg:x2="20.5cm" svg:y2="13cm" draw:start-shape="id6" draw:end-shape="id14" draw:end-glue-point="3" svg:d="m17978 10000h-77l2098 3000h501">
          <text:p/>
        </draw:connector>
        <draw:frame draw:style-name="gr4" draw:text-style-name="P3" draw:layer="layout" svg:width="1.742cm" svg:height="0.806cm" svg:x="25.4cm" svg:y="12.578cm">
          <draw:text-box>
            <text:p><text:span text:style-name="T11">(logs)</text:span></text:p>
          </draw:text-box>
        </draw:frame>
        <draw:rect draw:style-name="gr1" draw:text-style-name="P12" draw:id="id15" draw:layer="layout" svg:width="3.5cm" svg:height="1cm" svg:x="4.352cm" svg:y="15.139cm">
          <text:p text:style-name="P1"><text:span text:style-name="T11">tomcat dbcp</text:span></text:p>
        </draw:rect>
        <draw:frame draw:style-name="gr4" draw:text-style-name="P3" draw:layer="layout" svg:width="4.477cm" svg:height="0.806cm" svg:x="0cm" svg:y="15.273cm">
          <draw:text-box>
            <text:p><text:span text:style-name="T11">(datasource, ASL)</text:span></text:p>
          </draw:text-box>
        </draw:frame>
        <draw:frame draw:style-name="gr4" draw:text-style-name="P3" draw:layer="layout" svg:width="2.098cm" svg:height="0.806cm" svg:x="16.1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0.501cm" svg:x1="11.5cm" svg:y1="10cm" svg:x2="7.852cm" svg:y2="15.639cm" draw:start-shape="id6" draw:start-glue-point="3" draw:end-shape="id15" svg:d="m11500 10000v0l-3047 5639h-601">
          <text:p/>
        </draw:connector>
        <draw:rect draw:style-name="gr1" draw:text-style-name="P12" draw:id="id16" draw:layer="layout" svg:width="3.5cm" svg:height="1cm" svg:x="4.352cm" svg:y="16.539cm">
          <text:p text:style-name="P1"><text:span text:style-name="T11">winstone</text:span></text:p>
        </draw:rect>
        <draw:frame draw:style-name="gr4" draw:text-style-name="P3" draw:layer="layout" svg:width="4.392cm" svg:height="0.806cm" svg:x="0.001cm" svg:y="16.6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draw:line-skew="0.501cm" svg:x1="11.5cm" svg:y1="10cm" svg:x2="7.852cm" svg:y2="17.039cm" draw:start-shape="id6" draw:start-glue-point="3" draw:end-shape="id16" draw:end-glue-point="1" svg:d="m11500 10000v0l-3047 7039h-601">
          <text:p/>
        </draw:connector>
        <draw:rect draw:style-name="gr1" draw:text-style-name="P12" draw:id="id17" draw:layer="layout" svg:width="3.5cm" svg:height="1cm" svg:x="4.352cm" svg:y="11.239cm">
          <text:p text:style-name="P1"><text:span text:style-name="T11">ehcache</text:span></text:p>
        </draw:rect>
        <draw:connector draw:style-name="gr11" draw:text-style-name="P1" draw:layer="layout" draw:type="lines" draw:line-skew="0.501cm" svg:x1="11.5cm" svg:y1="10cm" svg:x2="7.852cm" svg:y2="11.739cm" draw:start-shape="id6" draw:start-glue-point="3" draw:end-shape="id17" svg:d="m11500 10000v0l-3047 1739h-601">
          <text:p/>
        </draw:connector>
        <draw:frame draw:style-name="gr4" draw:text-style-name="P3" draw:layer="layout" svg:width="3.347cm" svg:height="0.806cm" svg:x="0.501cm" svg:y="11.373cm">
          <draw:text-box>
            <text:p><text:span text:style-name="T11">(cache, ASL)</text:span></text:p>
          </draw:text-box>
        </draw:frame>
        <draw:rect draw:style-name="gr1" draw:text-style-name="P12" draw:id="id18" draw:layer="layout" svg:width="3.5cm" svg:height="1cm" svg:x="4.352cm" svg:y="8.439cm">
          <text:p text:style-name="P1"><text:span text:style-name="T11">spring aop</text:span></text:p>
        </draw:rect>
        <draw:connector draw:style-name="gr11" draw:text-style-name="P1" draw:layer="layout" draw:type="lines" draw:line-skew="0.501cm" svg:x1="11.5cm" svg:y1="10cm" svg:x2="7.852cm" svg:y2="8.939cm" draw:start-shape="id6" draw:start-glue-point="3" draw:end-shape="id18" draw:end-glue-point="1" svg:d="m11500 10000v0l-3047-1061h-601">
          <text:p/>
        </draw:connector>
        <draw:frame draw:style-name="gr4" draw:text-style-name="P3" draw:layer="layout" svg:width="3.372cm" svg:height="0.806cm" svg:x="0.5cm" svg:y="8.473cm">
          <draw:text-box>
            <text:p><text:span text:style-name="T11">(spring, AS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draw:id="id19" draw:layer="layout" svg:width="3.5cm" svg:height="1cm" svg:x="4.352cm" svg:y="12.639cm">
          <text:p text:style-name="P1"><text:span text:style-name="T11">quartz</text:span></text:p>
        </draw:rect>
        <draw:connector draw:style-name="gr11" draw:text-style-name="P1" draw:layer="layout" draw:type="lines" draw:line-skew="0.501cm" svg:x1="11.5cm" svg:y1="10cm" svg:x2="7.852cm" svg:y2="13.139cm" draw:start-shape="id6" draw:start-glue-point="3" draw:end-shape="id19" svg:d="m11500 10000v0l-3047 3139h-601">
          <text:p/>
        </draw:connector>
        <draw:frame draw:style-name="gr4" draw:text-style-name="P3" draw:layer="layout" svg:width="2.682cm" svg:height="0.806cm" svg:x="0.902cm" svg:y="12.773cm">
          <draw:text-box>
            <text:p><text:span text:style-name="T11">(job, ASL)</text:span></text:p>
          </draw:text-box>
        </draw:frame>
        <draw:rect draw:style-name="gr1" draw:text-style-name="P12" draw:id="id20" draw:layer="layout" svg:width="3.5cm" svg:height="1cm" svg:x="4.385cm" svg:y="5.473cm">
          <text:p text:style-name="P1"><text:span text:style-name="T11">logback</text:span></text:p>
        </draw:rect>
        <draw:frame draw:style-name="gr4" draw:text-style-name="P3" draw:layer="layout" svg:width="3.288cm" svg:height="0.806cm" svg:x="0.7cm" svg:y="5.573cm">
          <draw:text-box>
            <text:p><text:span text:style-name="T11">(logs, LGPL)</text:span></text:p>
          </draw:text-box>
        </draw:frame>
        <draw:connector draw:style-name="gr11" draw:text-style-name="P1" draw:layer="layout" draw:type="lines" draw:line-skew="0.501cm" svg:x1="11.5cm" svg:y1="10cm" svg:x2="7.885cm" svg:y2="5.973cm" draw:start-shape="id6" draw:start-glue-point="3" draw:end-shape="id20" svg:d="m11500 10000v0l-3014-4027h-601">
          <text:p/>
        </draw:connector>
        <draw:rect draw:style-name="gr1" draw:text-style-name="P12" draw:id="id21" draw:layer="layout" svg:width="3.5cm" svg:height="1cm" svg:x="4.352cm" svg:y="9.839cm">
          <text:p text:style-name="P1"><text:span text:style-name="T11">guice aop</text:span></text:p>
        </draw:rect>
        <draw:frame draw:style-name="gr4" draw:text-style-name="P3" draw:layer="layout" svg:width="3.508cm" svg:height="0.806cm" svg:x="0.4cm" svg:y="9.973cm">
          <draw:text-box>
            <text:p><text:span text:style-name="T11">(google, ASL)</text:span></text:p>
          </draw:text-box>
        </draw:frame>
        <draw:connector draw:style-name="gr11" draw:text-style-name="P1" draw:layer="layout" draw:type="lines" draw:line-skew="0.501cm" svg:x1="11.5cm" svg:y1="10cm" svg:x2="7.852cm" svg:y2="10.339cm" draw:start-shape="id6" draw:start-glue-point="3" draw:end-shape="id21" draw:end-glue-point="1" svg:d="m11500 10000v0l-3047 339h-601">
          <text:p/>
        </draw:connector>
        <draw:rect draw:style-name="gr1" draw:text-style-name="P12" draw:id="id22" draw:layer="layout" svg:width="3.5cm" svg:height="1cm" svg:x="4.352cm" svg:y="13.839cm">
          <text:p text:style-name="P1"><text:span text:style-name="T11">xwork</text:span></text:p>
        </draw:rect>
        <draw:frame draw:style-name="gr4" draw:text-style-name="P3" draw:layer="layout" svg:width="3.321cm" svg:height="0.806cm" svg:x="0.501cm" svg:y="13.973cm">
          <draw:text-box>
            <text:p><text:span text:style-name="T11">(struts, OSL)</text:span></text:p>
          </draw:text-box>
        </draw:frame>
        <draw:connector draw:style-name="gr11" draw:text-style-name="P1" draw:layer="layout" draw:type="lines" svg:x1="11.5cm" svg:y1="10.001cm" svg:x2="7.852cm" svg:y2="14.339cm" draw:end-shape="id22" draw:end-glue-point="1" svg:d="m11500 10001v0l-3047 4338h-6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1.5cm" svg:y="13.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3cm">
          <text:p text:style-name="P5"><text:span text:style-name="T4">JdbcWrapper</text:span></text:p>
        </draw:rect>
        <draw:line draw:style-name="gr3" draw:text-style-name="P1" draw:layer="layout" svg:x1="8cm" svg:y1="12.5cm" svg:x2="11cm" svg:y2="10cm">
          <text:p/>
        </draw:line>
        <draw:line draw:style-name="gr3" draw:text-style-name="P1" draw:layer="layout" svg:x1="13.5cm" svg:y1="4cm" svg:x2="13.5cm" svg:y2="7.7cm">
          <text:p/>
        </draw:line>
        <draw:frame draw:style-name="gr15" draw:text-style-name="P16" draw:layer="layout" svg:width="2.335cm" svg:height="0.64cm" svg:x="11.165cm" svg:y="12.83cm">
          <draw:text-box>
            <text:p><text:span text:style-name="T5">httpCounter</text:span></text:p>
          </draw:text-box>
        </draw:frame>
        <draw:frame draw:style-name="gr16" draw:text-style-name="P16" draw:layer="layout" svg:width="2.2cm" svg:height="0.64cm" svg:x="13.4cm" svg:y="4.1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12cm" svg:y="18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13.5cm" svg:y1="15cm" svg:x2="13.5cm" svg:y2="18cm">
          <text:p/>
        </draw:line>
        <draw:frame draw:style-name="gr4" draw:text-style-name="P16" draw:layer="layout" svg:width="1.81cm" svg:height="0.64cm" svg:x="13.49cm" svg:y="15.2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4. Class Diagram 1</text:span></text:p>
          </draw:text-box>
        </draw:frame>
        <draw:rect draw:style-name="gr6" draw:text-style-name="P7" draw:layer="layout" svg:width="5cm" svg:height="1cm" svg:x="2cm" svg:y="6cm">
          <text:p text:style-name="P5"><text:span text:style-name="T4">MonitoringInterceptor</text:span></text:p>
        </draw:rect>
        <draw:line draw:style-name="gr3" draw:text-style-name="P1" draw:layer="layout" svg:x1="7.5cm" svg:y1="10cm" svg:x2="11cm" svg:y2="9.5cm">
          <text:p/>
        </draw:line>
        <draw:frame draw:style-name="gr4" draw:text-style-name="P16" draw:layer="layout" svg:width="2.221cm" svg:height="0.64cm" svg:x="7cm" svg:y="6.6cm">
          <draw:text-box>
            <text:p><text:span text:style-name="T5">ejbCounter</text:span></text:p>
          </draw:text-box>
        </draw:frame>
        <draw:rect draw:style-name="gr6" draw:text-style-name="P7" draw:id="id23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17.5cm" svg:y="17.5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7" draw:text-style-name="P1" draw:layer="layout" svg:x1="15.5cm" svg:y1="18.8cm" svg:x2="17.5cm" svg:y2="18.8cm">
          <text:p/>
        </draw:line>
        <draw:frame draw:style-name="gr15" draw:text-style-name="P16" draw:layer="layout" svg:width="1.518cm" svg:height="0.64cm" svg:x="15.482cm" svg:y="18.2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1.5cm" svg:y="9.5cm">
          <text:p text:style-name="P5"><text:span text:style-name="T4">MonitoringSpringInterceptor</text:span></text:p>
        </draw:rect>
        <draw:line draw:style-name="gr3" draw:text-style-name="P1" draw:layer="layout" svg:x1="7cm" svg:y1="7cm" svg:x2="11cm" svg:y2="8.5cm">
          <text:p/>
        </draw:line>
        <draw:frame draw:style-name="gr4" draw:text-style-name="P16" draw:layer="layout" svg:width="2.708cm" svg:height="0.64cm" svg:x="7.5cm" svg:y="9.86cm">
          <draw:text-box>
            <text:p><text:span text:style-name="T5">springCounter</text:span></text:p>
          </draw:text-box>
        </draw:frame>
        <draw:frame draw:style-name="gr18" draw:text-style-name="P16" draw:layer="layout" svg:width="2.496cm" svg:height="0.64cm" svg:x="13.504cm" svg:y="12.86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1cm" svg:y="12.5cm">
          <text:p text:style-name="P5"><text:span text:style-name="T4">Logback/Log4JAppender / LoggingHandler</text:span></text:p>
        </draw:rect>
        <draw:line draw:style-name="gr3" draw:text-style-name="P1" draw:layer="layout" svg:x1="13.5cm" svg:y1="13.5cm" svg:x2="13.5cm" svg:y2="11cm">
          <text:p/>
        </draw:line>
        <draw:frame draw:style-name="gr19" draw:text-style-name="P16" draw:layer="layout" svg:width="2.217cm" svg:height="0.64cm" svg:x="8.5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5cm" svg:y="7.5cm">
          <text:p text:style-name="P5"><text:span text:style-name="T4">MonitoringGuiceInterceptor</text:span></text:p>
        </draw:rect>
        <draw:line draw:style-name="gr3" draw:text-style-name="P1" draw:layer="layout" svg:x1="7cm" svg:y1="5.5cm" svg:x2="11cm" svg:y2="8cm">
          <text:p/>
        </draw:line>
        <draw:frame draw:style-name="gr4" draw:text-style-name="P16" draw:layer="layout" svg:width="2.589cm" svg:height="0.64cm" svg:x="7.311cm" svg:y="8.46cm">
          <draw:text-box>
            <text:p><text:span text:style-name="T5">guiceCounter</text:span></text:p>
          </draw:text-box>
        </draw:frame>
        <draw:connector draw:style-name="gr11" draw:text-style-name="P1" draw:layer="layout" svg:x1="24.6cm" svg:y1="11.8cm" svg:x2="21.9cm" svg:y2="13.3cm" draw:start-shape="id23" draw:start-glue-point="1" draw:end-shape="id23" draw:end-glue-point="2" svg:d="m24600 11800h601v2101h-3301v-601">
          <text:p/>
        </draw:connector>
        <draw:rect draw:style-name="gr6" draw:text-style-name="P7" draw:layer="layout" svg:width="4cm" svg:height="1cm" svg:x="4.5cm" svg:y="4.5cm">
          <text:p text:style-name="P5"><text:span text:style-name="T4">StrutsInterceptor</text:span></text:p>
        </draw:rect>
        <draw:line draw:style-name="gr3" draw:text-style-name="P1" draw:layer="layout" svg:x1="9cm" svg:y1="4cm" svg:x2="12cm" svg:y2="7.5cm">
          <text:p/>
        </draw:line>
        <draw:frame draw:style-name="gr20" draw:text-style-name="P16" draw:layer="layout" svg:width="2.614cm" svg:height="0.64cm" svg:x="7.6cm" svg:y="5.5cm">
          <draw:text-box>
            <text:p><text:span text:style-name="T5">strutsCounter</text:span></text:p>
          </draw:text-box>
        </draw:frame>
        <draw:rect draw:style-name="gr6" draw:text-style-name="P7" draw:layer="layout" svg:width="3cm" svg:height="1cm" svg:x="7.5cm" svg:y="3cm">
          <text:p text:style-name="P5"><text:span text:style-name="T4">JspWrapper</text:span></text:p>
        </draw:rect>
        <draw:line draw:style-name="gr3" draw:text-style-name="P1" draw:layer="layout" svg:x1="7.5cm" svg:y1="8cm" svg:x2="11cm" svg:y2="9cm">
          <text:p/>
        </draw:line>
        <draw:frame draw:style-name="gr21" draw:text-style-name="P16" draw:layer="layout" svg:width="2.204cm" svg:height="0.64cm" svg:x="9.296cm" svg:y="4cm">
          <draw:text-box>
            <text:p><text:span text:style-name="T5">jsp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7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5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7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7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4.5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6.6cm" svg:x2="6.2cm" svg:y2="16.6cm">
          <text:p/>
        </draw:line>
        <draw:frame draw:style-name="gr4" draw:text-style-name="P16" draw:layer="layout" svg:width="3.461cm" svg:height="0.64cm" svg:x="6.677cm" svg:y="15.93cm">
          <draw:text-box>
            <text:p><text:span text:style-name="T5">job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6. Request Sequence" draw:style-name="dp1" draw:master-page-name="Standard">
        <office:forms form:automatic-focus="false" form:apply-design-mode="false"/>
        <draw:rect draw:style-name="gr22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8">Counter / CounterRequest / CounterContext</text:span></text:p>
        </draw:rect>
        <draw:frame draw:style-name="gr23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8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4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8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6. Request Sequence</text:span></text:p>
          </draw:text-box>
        </draw:frame>
        <draw:custom-shape draw:style-name="gr25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8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6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7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9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8" draw:text-style-name="P19" draw:layer="layout" svg:width="8.4cm" svg:height="1.5cm" draw:transform="rotate (1.5707963267946) translate (19.8cm 17.2cm)">
          <text:p text:style-name="P5"><text:span text:style-name="T20">JdbcWrapper / </text:span><text:span text:style-name="T20"><text:tab/></text:span><text:span text:style-name="T20">JdbcDriver</text:span></text:p>
        </draw:rect>
        <draw:rect draw:style-name="gr28" draw:text-style-name="P20" draw:layer="layout" svg:width="13cm" svg:height="1.5cm" draw:transform="rotate (1.5707963267946) translate (5.1cm 17.5cm)">
          <text:p text:style-name="P5"><text:span text:style-name="T20">MonitoringFilter</text:span></text:p>
        </draw:rect>
        <draw:rect draw:style-name="gr29" draw:text-style-name="P12" draw:layer="layout" svg:width="7.5cm" svg:height="3.5cm" svg:x="9.6cm" svg:y="11.5cm">
          <text:p text:style-name="P1"><text:span text:style-name="T21">Application</text:span><text:span text:style-name="T22"> Servlets, </text:span></text:p>
          <text:p text:style-name="P1"><text:span text:style-name="T22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30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31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9" draw:text-style-name="P12" draw:layer="layout" svg:width="8.4cm" svg:height="1.5cm" draw:transform="rotate (1.5707963267946) translate (21.3cm 17.2cm)">
          <text:p text:style-name="P1"><text:span text:style-name="T22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3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1H44M11S</meta:editing-duration>
    <meta:editing-cycles>171</meta:editing-cycles>
    <dc:date>2010-06-10T23:26:19.59</dc:date>
    <dc:creator>Emeric Vernat</dc:creator>
    <meta:generator>OpenOffice.org/3.2$Win32 OpenOffice.org_project/320m12$Build-9483</meta:generator>
    <meta:document-statistic meta:object-count="230"/>
    <meta:user-defined meta:name="Info 1"/>
    <meta:user-defined meta:name="Info 2"/>
    <meta:user-defined meta:name="Info 3"/>
    <meta:user-defined meta:name="Info 4"/>
  </office:meta>
</office:document-meta>
</file>